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2" style:family="paragraph" style:parent-style-name="Heading_20_3"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top="0.494cm" fo:margin-bottom="0.141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.282cm" style:contextual-spacing="false" fo:line-height="129%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8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18" style:family="paragraph" style:parent-style-name="Text_20_body" style:list-style-name="L4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19" style:family="paragraph" style:parent-style-name="Text_20_body" style:list-style-name="L5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20" style:family="paragraph" style:parent-style-name="Text_20_body" style:list-style-name="L6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/>
    </style:style>
    <style:style style:name="P23" style:family="paragraph" style:parent-style-name="Text_20_body" style:list-style-name="L1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5">
      <loext:graphic-properties draw:fill="none" draw:fill-color="#ffffff"/>
      <style:paragraph-properties fo:margin-top="0cm" fo:margin-bottom="0.282cm" style:contextual-spacing="false" fo:line-height="12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31f8d" fo:background-color="transparent" loext:char-shading-value="0"/>
    </style:style>
    <style:style style:name="T6" style:family="text">
      <style:text-properties officeooo:rsid="001355e0" fo:background-color="transparent" loext:char-shading-value="0"/>
    </style:style>
    <style:style style:name="T7" style:family="text">
      <style:text-properties style:font-name="Calibri" fo:font-size="13pt" fo:font-style="normal" fo:font-weight="normal"/>
    </style:style>
    <style:style style:name="T8" style:family="text">
      <style:text-properties style:font-name="Calibri" fo:font-size="13pt" fo:font-style="normal" fo:font-weight="normal" officeooo:rsid="000f1d8a"/>
    </style:style>
    <style:style style:name="T9" style:family="text">
      <style:text-properties style:font-name="Calibri" fo:font-size="13pt" fo:font-style="normal" fo:font-weight="normal" officeooo:rsid="0010cd47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font-weight="bold" officeooo:rsid="00124fcf" fo:background-color="transparent" loext:char-shading-value="0"/>
    </style:style>
    <style:style style:name="T12" style:family="text">
      <style:text-properties fo:font-weight="bold" officeooo:rsid="00131f8d" fo:background-color="transparent" loext:char-shading-value="0"/>
    </style:style>
    <style:style style:name="T13" style:family="text">
      <style:text-properties style:font-name="Sans Serif" fo:font-size="10.5pt" fo:font-weight="bold" officeooo:rsid="00124fcf" fo:background-color="transparent" loext:char-shading-value="0" style:font-weight-asian="bold" style:font-weight-complex="bold"/>
    </style:style>
    <style:style style:name="T14" style:family="text">
      <style:text-properties officeooo:rsid="00131f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fa977c3f-7fff-eff7-591d-7c7af46cd970"/>Задание «Опорный конспект по GitHub ч.1»</text:h>
      <text:h text:style-name="P3" text:outline-level="3">Составьте понятное вам определение исходя из аналогии:</text:h>
      <text:p text:style-name="P6"><text:span text:style-name="T1"> </text:span><text:span text:style-name="T2">GitHub:</text:span></text:p>
      <text:p text:style-name="P5">   <text:span text:style-name="T7">- Объяснение: GitHub - это платформа </text:span><text:span text:style-name="T8">для хостинга, хранения и совместной разработки. </text:span><text:span text:style-name="T7">Здесь разработчики могут хранить свои </text:span><text:span text:style-name="T8">проекты</text:span><text:span text:style-name="T7">, работать над ними в </text:span><text:span text:style-name="T8">команде, самостоятельно, параллельно</text:span><text:span text:style-name="T7"> и отслеживать </text:span><text:span text:style-name="T8">изменения</text:span><text:span text:style-name="T7">.</text:span></text:p>
      <text:p text:style-name="P5">   <text:span text:style-name="T7">- Аналогия: GitHub, как облачное хранилище проектов, подобен социальной сети для разработчиков, где они вместе строят и совершенствуют свои творения.</text:span></text:p>
      <text:p text:style-name="P4">SSH-ключ:</text:p>
      <text:p text:style-name="P5">   <text:span text:style-name="T7">- Объяснение: SSH-ключ - это способ безопасной </text:span><text:span text:style-name="T8">аутентификации</text:span><text:span text:style-name="T7"> на </text:span><text:span text:style-name="T8">облачном</text:span><text:span text:style-name="T7"> сервере. Он используется для подключения к GitHub, например, без постоянного ввода пароля.</text:span></text:p>
      <text:p text:style-name="P5">   <text:span text:style-name="T7">- Аналогия: SSH-ключ, как сканер отпечатка пальца, позволяет вам разблокировать устройство (подключаться к серверу) без необходимости запоминать пароль.</text:span></text:p>
      <text:p text:style-name="P4">Репозиторий:</text:p>
      <text:p text:style-name="P5">   <text:span text:style-name="T7">- Объяснение: Репозиторий - это место, где </text:span><text:span text:style-name="T9">хранится код проекта</text:span><text:span text:style-name="T7">, вместе со всей его историей </text:span><text:span text:style-name="T9">изменений</text:span><text:span text:style-name="T7">.</text:span></text:p>
      <text:p text:style-name="P5">   <text:span text:style-name="T7">- Аналогия: Репозиторий, как папка с проектом, подобен архиву, где хранятся все чертежи, планы и изменения к вашему главному творению.</text:span></text:p>
      <text:p text:style-name="P4">Коммит:</text:p>
      <text:p text:style-name="P5">   <text:span text:style-name="T7">- Объяснение: Коммит - это сохранение изменений в коде проекта. Он создает точку в истории, которую можно </text:span><text:span text:style-name="T9">сохранить </text:span><text:span text:style-name="T7">и </text:span><text:span text:style-name="T9">вернуться</text:span><text:span text:style-name="T7"> к ней.</text:span></text:p>
      <text:p text:style-name="P6"><text:span text:style-name="T1">   </text:span><text:span text:style-name="T3">- Аналогия: Коммит, как сохранение в игре, фиксирует текущее состояние, чтобы в случае чего можно было вернуться к нему.</text:span><text:span text:style-name="T2"><text:line-break/>Ветка:</text:span></text:p>
      <text:p text:style-name="P5"><text:soft-page-break/>   <text:span text:style-name="T7">- Объяснение: Ветка - это отдельная линия разработки, которая может быть создана для работы над новой </text:span><text:span text:style-name="T9">версией </text:span><text:span text:style-name="T7">или </text:span><text:span text:style-name="T9">исправлением</text:span><text:span text:style-name="T7">, не затрагивая </text:span><text:span text:style-name="T9">основной</text:span><text:span text:style-name="T7"> код проекта.</text:span></text:p>
      <text:h text:style-name="P2" text:outline-level="3"><text:bookmark text:name="docs-internal-guid-1ac128e4-7fff-bc54-68b8-db9034968f2a"/>Заполните пропуски в инструкциях:</text:h>
      <text:p text:style-name="P4">1. Как сгенерировать SSH-ключ и добавить к себе на GitHub:</text:p>
      <text:list xml:id="list2622733401" text:style-name="L1">
        <text:list-item>
          <text:p text:style-name="P7">Шаги:</text:p>
          <text:list>
            <text:list-item>
              <text:p text:style-name="P15"><text:span text:style-name="T4">Откройте терминал и выполните </text:span><text:span text:style-name="T13">ssh-keygen -t rsa -b 4096</text:span></text:p>
            </text:list-item>
            <text:list-item>
              <text:p text:style-name="P23">Нажмите Enter, чтобы принять стандартное расположение файла.</text:p>
            </text:list-item>
            <text:list-item>
              <text:p text:style-name="P23">Введите пароль или нажмите Enter, чтобы оставить его пустым.</text:p>
            </text:list-item>
            <text:list-item>
              <text:p text:style-name="P15"><text:span text:style-name="T4">Выполните </text:span><text:span text:style-name="T11">cat./.ssh/id_rsa.pub</text:span><text:span text:style-name="T4">, чтобы скопировать открытый ключ.</text:span></text:p>
            </text:list-item>
            <text:list-item>
              <text:p text:style-name="P15"><text:span text:style-name="T4">Перейдите в настройки </text:span><text:span text:style-name="T10">GitHub -&gt; SSH and GPG keys -&gt; New SSH key -&gt; вставьте ключ</text:span><text:span text:style-name="T4">.</text:span></text:p>
            </text:list-item>
          </text:list>
        </text:list-item>
      </text:list>
      <text:p text:style-name="P4">2. Как добавить к себе чей-то репозиторий:</text:p>
      <text:list xml:id="list1678819800" text:style-name="L2">
        <text:list-item>
          <text:p text:style-name="P8">Шаги:</text:p>
          <text:list>
            <text:list-item>
              <text:p text:style-name="P16"><text:span text:style-name="T4">Скопируйте </text:span><text:span text:style-name="T10">URL</text:span><text:span text:style-name="T4"> репозитория с GitHub.</text:span></text:p>
            </text:list-item>
            <text:list-item>
              <text:p text:style-name="P16"><text:span text:style-name="T4">В терминале выполните </text:span><text:span text:style-name="T5">git clone</text:span><text:span text:style-name="T10">&lt;URL репозитория&gt;</text:span><text:span text:style-name="T4">.</text:span></text:p>
            </text:list-item>
          </text:list>
        </text:list-item>
      </text:list>
      <text:p text:style-name="P4">3. Как добавить на свой GitHub склонированный репозиторий:</text:p>
      <text:list xml:id="list3522809073" text:style-name="L3">
        <text:list-item>
          <text:p text:style-name="P9">Шаги:</text:p>
          <text:list>
            <text:list-item>
              <text:p text:style-name="P24">Создайте пустой репозиторий на GitHub.</text:p>
            </text:list-item>
            <text:list-item>
              <text:p text:style-name="P24">Скопируйте его <text:span text:style-name="T14">ssh</text:span>-ссылку.</text:p>
            </text:list-item>
            <text:list-item>
              <text:p text:style-name="P24">Войдите в директорию склонированного репозитория в терминале.</text:p>
            </text:list-item>
            <text:list-item>
              <text:p text:style-name="P17"><text:span text:style-name="T4">Выполните </text:span><text:span text:style-name="T5">git remote set-ulr origin &lt;ssh-link&gt; </text:span><text:span text:style-name="T10">.</text:span></text:p>
            </text:list-item>
            <text:list-item>
              <text:p text:style-name="P17"><text:span text:style-name="T4">Выполните </text:span><text:span text:style-name="T10">git push</text:span><text:span text:style-name="T4">.</text:span></text:p>
            </text:list-item>
          </text:list>
        </text:list-item>
      </text:list>
      <text:p text:style-name="P4">4. Как сохранить изменения на GitHub (сделать коммит):</text:p>
      <text:list xml:id="list2772225088" text:style-name="L4">
        <text:list-item>
          <text:p text:style-name="P10"><text:soft-page-break/>Шаги:</text:p>
          <text:list>
            <text:list-item>
              <text:p text:style-name="P18"><text:span text:style-name="T4">Выполните </text:span><text:span text:style-name="T12">git add -A</text:span><text:span text:style-name="T4">, чтобы добавить все изменения.</text:span></text:p>
            </text:list-item>
            <text:list-item>
              <text:p text:style-name="P18"><text:span text:style-name="T4">Выполните </text:span><text:span text:style-name="T5">git commit -m «»</text:span><text:span text:style-name="T10"> "Описание коммита"</text:span><text:span text:style-name="T4">.</text:span></text:p>
            </text:list-item>
            <text:list-item>
              <text:p text:style-name="P18"><text:span text:style-name="T4">Выполните </text:span><text:span text:style-name="T12">git push</text:span><text:span text:style-name="T4">, чтобы отправить изменения на GitHub.</text:span></text:p>
            </text:list-item>
          </text:list>
        </text:list-item>
      </text:list>
      <text:p text:style-name="P4">5. Как работать со своим репозиторием с другого устройства:</text:p>
      <text:list xml:id="list589483058" text:style-name="L5">
        <text:list-item>
          <text:p text:style-name="P11">Шаги:</text:p>
          <text:list>
            <text:list-item>
              <text:p text:style-name="P19"><text:span text:style-name="T4">Склонируйте свой репозиторий с GitHub на другое устройство: </text:span><text:span text:style-name="T6">git clone</text:span><text:span text:style-name="T10"> &lt;URL вашего репозитория&gt;</text:span><text:span text:style-name="T4">.</text:span></text:p>
            </text:list-item>
            <text:list-item>
              <text:p text:style-name="P25">Вносите изменения, коммитите и отправляйте их обратно на GitHub.</text:p>
            </text:list-item>
          </text:list>
        </text:list-item>
      </text:list>
      <text:p text:style-name="P4">6. Как открыть VSCode из терминала Linux:</text:p>
      <text:list xml:id="list809016769" text:style-name="L6">
        <text:list-item>
          <text:p text:style-name="P12">Шаги:</text:p>
          <text:list>
            <text:list-item>
              <text:p text:style-name="P20"><text:span text:style-name="T4">В терминале выполните </text:span><text:span text:style-name="T5">code</text:span><text:span text:style-name="T10"> .</text:span><text:span text:style-name="T4"> для открытия текущего каталога в VSCode.</text:span></text:p>
            </text:list-item>
          </text:list>
        </text:list-item>
      </text:list>
      <text:p text:style-name="P4">7. Как запустить программу в терминале (через Node.js):</text:p>
      <text:list xml:id="list2489851481" text:style-name="L7">
        <text:list-item>
          <text:p text:style-name="P13">Шаги:</text:p>
          <text:list>
            <text:list-item>
              <text:p text:style-name="P21"><text:span text:style-name="T4">Введите </text:span><text:span text:style-name="T5">node</text:span><text:span text:style-name="T10"> имя_файла.js</text:span><text:span text:style-name="T4">, чтобы выполнить программу Node.js в терминале.</text:span></text:p>
            </text:list-item>
          </text:list>
        </text:list-item>
      </text:list>
      <text:p text:style-name="P4">8. Как создать ветку:</text:p>
      <text:list xml:id="list3945067430" text:style-name="L8">
        <text:list-item>
          <text:p text:style-name="P14">Шаги:</text:p>
          <text:list>
            <text:list-item>
              <text:p text:style-name="P22"><text:span text:style-name="T4">Выполните </text:span><text:span text:style-name="T5">git branch</text:span><text:span text:style-name="T10"> новая_ветка</text:span><text:span text:style-name="T4">, чтобы создать новую ветку.</text:span></text:p>
            </text:list-item>
            <text:list-item>
              <text:p text:style-name="P22"><text:span text:style-name="T4">Выполните </text:span><text:span text:style-name="T5">git checkout</text:span><text:span text:style-name="T10"> новая_ветка</text:span><text:span text:style-name="T4">, чтобы переключиться на новую ветку.</text:span></text:p>
            </text:list-item>
            <text:list-item>
              <text:p text:style-name="P22"><text:span text:style-name="T4">Или используйте </text:span><text:span text:style-name="T10">git checkout -b новая_ветка</text:span><text:span text:style-name="T4"> для создания и переключения на новую ветку сразу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9:50:49.182957987</meta:creation-date>
    <meta:editing-duration>PT40S</meta:editing-duration>
    <meta:editing-cycles>2</meta:editing-cycles>
    <meta:generator>LibreOffice/7.3.7.2$Linux_X86_64 LibreOffice_project/30$Build-2</meta:generator>
    <dc:date>2023-10-11T09:51:25.456509240</dc:date>
    <meta:document-statistic meta:table-count="0" meta:image-count="0" meta:object-count="0" meta:page-count="3" meta:paragraph-count="54" meta:word-count="489" meta:character-count="3284" meta:non-whitespace-character-count="2851"/>
  </office:meta>
</office:document-meta>
</file>